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d259" officeooo:paragraph-rsid="0000d259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22068" officeooo:paragraph-rsid="00022068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68722" officeooo:paragraph-rsid="00085d70" style:font-weight-asian="bold" style:font-weight-complex="bold"/>
    </style:style>
    <style:style style:name="T1" style:family="text">
      <style:text-properties officeooo:rsid="00022068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378e3" style:font-weight-asian="normal" style:font-weight-complex="normal"/>
    </style:style>
    <style:style style:name="T4" style:family="text">
      <style:text-properties style:text-underline-style="none" fo:font-weight="normal" officeooo:rsid="00055bb1" style:font-weight-asian="normal" style:font-weight-complex="normal"/>
    </style:style>
    <style:style style:name="T5" style:family="text">
      <style:text-properties style:text-underline-style="none" fo:font-weight="normal" officeooo:rsid="00068722" style:font-weight-asian="normal" style:font-weight-complex="normal"/>
    </style:style>
    <style:style style:name="T6" style:family="text">
      <style:text-properties style:text-underline-style="none" fo:font-weight="normal" officeooo:rsid="00085d70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55bb1" style:font-weight-asian="normal" style:font-weight-complex="normal"/>
    </style:style>
    <style:style style:name="T9" style:family="text">
      <style:text-properties fo:font-weight="normal" officeooo:rsid="00085d7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re projet porte sur un distributeur automatique de nourriture, la différence <text:s/>qu'il a avec les autre distributeur est qu'il est gérer par une application smartphone de maintenance qui communique à l'agent les dates de péremption des produit ainsi que la quantité actuel des produit de la machine.</text:p>
      <text:p text:style-name="P1">Notre machine ce veux actuel avec une interface homme-machine tactile et intuitif <text:s/>avec une prise en main facile.</text:p>
      <text:p text:style-name="P1">Les données <text:span text:style-name="T1">de la machine seront envoyer sur un serveur interne à la machine puis ces données seront retransmis à l'application quand un produit commence à manquer ou qu'un produit atteint sa date de péremption.</text:span></text:p>
      <text:p text:style-name="P1"/>
      <text:p text:style-name="P2">Les détailles de chaque partie:</text:p>
      <text:p text:style-name="P2"><text:span text:style-name="T2"/></text:p>
      <text:p text:style-name="P2"><text:span text:style-name="T7">-Application Android:</text:span></text:p>
      <text:p text:style-name="P2"><text:span text:style-name="T2">Nous avons coder l'application android en forma HTML/JS/CSS et sera compiler en apk qui est le forma des application sur des smartphone android.</text:span></text:p>
      <text:p text:style-name="P2"><text:span text:style-name="T2"/></text:p>
      <text:p text:style-name="P2"><text:span text:style-name="T7">-Interface Homme-Machine:</text:span></text:p>
      <text:p text:style-name="P2"><text:span text:style-name="T2">Nous avons choisie une écran tactile pour l'interface homme-machine pour la faciliter et la modernité de cette technologie qui est facile à prendre en main, nous avons coder </text:span><text:span text:style-name="T5">sur </text:span><text:span text:style-name="T2">la motherboard </text:span><text:span text:style-name="T5">en arduino </text:span><text:span text:style-name="T2">sous windows </text:span><text:span text:style-name="T3">avec </text:span><text:span text:style-name="T4">un language Visual Basic qui est un language facile à apprendre et offre un visuel d'interface travailler.</text:span></text:p>
      <text:p text:style-name="P2"><text:span text:style-name="T4"/></text:p>
      <text:p text:style-name="P2"><text:span text:style-name="T8">-Interaction Machine:</text:span></text:p>
      <text:p text:style-name="P3"><text:span text:style-name="T4">N</text:span><text:span text:style-name="T2">ous avons travailler sur une intéraction entre l</text:span><text:span text:style-name="T6">e serveur </text:span><text:span text:style-name="T2">et des moteurs pas à pas pars un module arduino intégré à cette </text:span><text:span text:style-name="T6">serveur </text:span><text:span text:style-name="T2">,nous avons choisise une alimentation 5V 2A qui </text:span><text:span text:style-name="T6">est</text:span><text:span text:style-name="T2"> adapter à l'alimentation usb.</text:span></text:p>
      <text:p text:style-name="P3"><text:span text:style-name="T2"/></text:p>
      <text:p text:style-name="P3"><text:span text:style-name="T7">-</text:span><text:span text:style-name="T9">Intraction Serveur:</text:span></text:p>
      <text:p text:style-name="P3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2.3.3$Windows_x86 LibreOffice_project/882f8a0a489bc99a9e60c7905a60226254cb6ff0</meta:generator>
    <dc:date>2016-11-15T15:59:34.089000000</dc:date>
    <meta:document-statistic meta:table-count="0" meta:image-count="0" meta:object-count="0" meta:page-count="1" meta:paragraph-count="11" meta:word-count="225" meta:character-count="1425" meta:non-whitespace-character-count="1209"/>
    <meta:user-defined meta:name="Info 1"/>
    <meta:user-defined meta:name="Info 2"/>
    <meta:user-defined meta:name="Info 3"/>
    <meta:user-defined meta:name="Info 4"/>
  </office:meta>
</office:document-meta>
</file>